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style:writing-mode="lr-tb"/>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5-2 Discussion: Team-Based Analytics</text:h>
      <text:p text:style-name="P1">Michael Surdek posted Sep 21, 2022 7:57 PM</text:p>
      <text:p text:style-name="P1"><text:bookmark text:name="d2l_1_94_373"/></text:p>
      <text:section text:style-name="Sect1" text:name="d2l_1_96_153">
        <text:p text:style-name="P3">A team based approach to analytics is superior to a siloed approach in almost all analytical processes. Between the volume and complexity of data in today's world as well as the challenge of providing value to an organization through analytics projects, it is best when a team of individuals work together towards a common goal.</text:p>
        <text:p text:style-name="Text_20_body">Similar to the idea of comparative advantage in economics, a team based approach allows each member to put their focus where it is best served and to defer areas of the project where someone else is more competent. Additionally, individuals on a team are often able to move quickly through unfamiliar tasks by soliciting advice from another experienced member, whereas a siloed approach would require the individual to spend the full amount of time and effort that each task necessitates. On the other hand, some potential drawbacks of a team-based approach are that it requires more planning and that delays in the process can easily become multiplicative.</text:p>
        <text:p text:style-name="Text_20_body">One technique to improve communication and efficiency of teams involves regularly scheduled check-ins and status updates. This holds team members accountable and ensures that they are on the same page regarding priorities and deadlines. Moreover, along the lines of the advantages above, experienced team members can provide training and assistance in their areas of expertise, which not only assists the project itself, but also benefits the less experienced team members going forward.</text:p>
        <text:p text:style-name="Text_20_body">As for my preference, I would much rather be a part of a team than to work as an individual. For me, working on a team means that I can both make the best use of my own skills and also learn new skills from my peers. Finally, when it comes to remote versus in person, I believe a hybrid setup is the best of both worlds. Of course this is not always feasible, but I have had the most success when there is a balance between being able to collaborate on unfamiliar tasks in person and being able to focus on familiar (or at least within reach) tasks on my ow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5T22:45:04.108442092</meta:creation-date>
    <dc:date>2022-09-21T19:58:17.956161879</dc:date>
    <meta:editing-duration>PT6M19S</meta:editing-duration>
    <meta:editing-cycles>9</meta:editing-cycles>
    <meta:generator>LibreOffice/6.4.7.2$Linux_X86_64 LibreOffice_project/40$Build-2</meta:generator>
    <meta:document-statistic meta:table-count="0" meta:image-count="0" meta:object-count="0" meta:page-count="1" meta:paragraph-count="6" meta:word-count="358" meta:character-count="2109" meta:non-whitespace-character-count="1757"/>
  </office:meta>
</office:document-meta>
</file>